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15.852cm" style:rel-column-width="36450*"/>
    </style:style>
    <style:style style:name="Tabella1.B" style:family="table-column">
      <style:table-column-properties style:column-width="2.108cm" style:rel-column-width="4847*"/>
    </style:style>
    <style:style style:name="Tabella1.G" style:family="table-column">
      <style:table-column-properties style:column-width="2.11cm" style:rel-column-width="4850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G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bold" officeooo:rsid="003c366e" officeooo:paragraph-rsid="0087c2c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8" style:family="text">
      <style:text-properties officeooo:rsid="003c366e"/>
    </style:style>
    <style:style style:name="T9" style:family="text">
      <style:text-properties officeooo:rsid="0080c8fe"/>
    </style:style>
    <style:style style:name="T10" style:family="text">
      <style:text-properties officeooo:rsid="00906ded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'it_IT')&gt;</text:placeholder></text:p>
      <text:p text:style-name="P6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5"/>
        <table:table-column table:style-name="Tabella1.G"/>
        <table:table-header-rows>
          <table:table-row table:style-name="Tabella1.1">
            <table:table-cell table:style-name="Tabella1.A1" table:number-columns-spanned="6" office:value-type="string">
              <text:p text:style-name="P23"><text:span text:style-name="T4">Produzione: </text:span><text:span text:style-name="T3"><text:placeholder text:placeholder-type="text">&lt;mrp.name&gt;</text:placeholder></text:span><text:span text:style-name="T3"> </text:span><text:span text:style-name="T5">Pianificata dal: </text:span><text:span text:style-name="T3"><text:placeholder text:placeholder-type="text">&lt;mrp.date_planned&gt;</text:placeholder></text:span><text:span text:style-name="T3"> </text:span><text:span text:style-name="T6">Famiglia: </text:span><text:span text:style-name="T3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1.G1" office:value-type="string">
              <text:p text:style-name="P19"><text:placeholder text:placeholder-type="text">&lt;if test="mrp_status == 'green'"&gt;</text:placeholder><text:span text:style-name="T10">SI </text:span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?? 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text:span text:style-name="T10">NO </text:span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9">Semilavorati</text:p>
          </table:table-cell>
          <table:table-cell table:style-name="Tabella1.A2" office:value-type="string">
            <text:p text:style-name="P10">Corrente</text:p>
          </table:table-cell>
          <table:table-cell table:style-name="Tabella1.A2" office:value-type="string">
            <text:p text:style-name="P11">Rimanenza*</text:p>
          </table:table-cell>
          <table:table-cell table:style-name="Tabella1.A2" office:value-type="string">
            <text:p text:style-name="P10">OC per<text:span text:style-name="T9">iodo</text:span></text:p>
          </table:table-cell>
          <table:table-cell table:style-name="Tabella1.A2" office:value-type="string">
            <text:p text:style-name="P10">OF</text:p>
          </table:table-cell>
          <table:table-cell table:style-name="Tabella1.A2" office:value-type="string">
            <text:p text:style-name="P12">Arrivi</text:p>
          </table:table-cell>
          <table:table-cell table:style-name="Tabella1.G2" office:value-type="string">
            <text:p text:style-name="P8">Stato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5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4"><text:span text:style-name="T8"><text:placeholder text:placeholder-type="text">&lt;item[0].default_code&gt;</text:placeholder></text:span><text:span text:style-name="T8"> - </text:span><text:span text:style-name="T8"><text:placeholder text:placeholder-type="text">&lt;item[0].name&gt;</text:placeholder></text:span><text:span text:style-name="T8"> (</text:span><text:span text:style-name="T8"><text:placeholder text:placeholder-type="text">&lt;item[0].first_supplier_id.name or '/'&gt;</text:placeholder></text:span><text:span text:style-name="T8">)</text:span></text:p>
          </table:table-cell>
          <table:table-cell table:style-name="Tabella1.A4" office:value-type="string">
            <text:p text:style-name="P16"><text:placeholder text:placeholder-type="text">&lt;int(item[1])&gt;</text:placeholder></text:p>
          </table:table-cell>
          <table:table-cell table:style-name="Tabella1.A4" office:value-type="string">
            <text:p text:style-name="P17"><text:placeholder text:placeholder-type="text">&lt;int(item[2])&gt;</text:placeholder></text:p>
          </table:table-cell>
          <table:table-cell table:style-name="Tabella1.A4" office:value-type="string">
            <text:p text:style-name="P17"><text:placeholder text:placeholder-type="text">&lt;int(item[3])&gt;</text:placeholder></text:p>
          </table:table-cell>
          <table:table-cell table:style-name="Tabella1.A4" office:value-type="string">
            <text:p text:style-name="P18"><text:placeholder text:placeholder-type="text">&lt;int(item[4])&gt;</text:placeholder></text:p>
          </table:table-cell>
          <table:table-cell table:style-name="Tabella1.A4" office:value-type="string">
            <text:p text:style-name="P21"><text:placeholder text:placeholder-type="text">&lt;item[6].strip()&gt;</text:placeholder></text:p>
          </table:table-cell>
          <table:table-cell table:style-name="Tabella1.G4" office:value-type="string">
            <text:p text:style-name="P20"><text:placeholder text:placeholder-type="text">&lt;if test="item[5] == 'green'"&gt;</text:placeholder><text:span text:style-name="T10">SI </text:span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?? 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text:span text:style-name="T10">NO </text:span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7"/>
      <text:p text:style-name="P22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style:text-underline-style="solid" style:text-underline-width="auto" style:text-underline-color="font-color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Rimanenza è lo stato magazzino <text:span text:style-name="MT4">dopo lo scarico</text:span> dell'attuale riga di produzione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5T11:00:58.474298901</dc:date>
    <dc:creator>thebrush </dc:creator>
    <meta:editing-duration>PT11H28M7S</meta:editing-duration>
    <meta:editing-cycles>125</meta:editing-cycles>
    <meta:document-statistic meta:table-count="1" meta:image-count="6" meta:object-count="0" meta:page-count="2" meta:paragraph-count="25" meta:word-count="95" meta:character-count="863" meta:non-whitespace-character-count="747"/>
  </office:meta>
</office:document-meta>
</file>